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0d918c"/>
    </style:style>
    <style:style style:name="T1" style:family="text">
      <style:text-properties officeooo:rsid="000d918c"/>
    </style:style>
    <style:style style:name="T2" style:family="text">
      <style:text-properties style:text-underline-style="solid" style:text-underline-width="auto" style:text-underline-color="font-color" officeooo:rsid="000d91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HTML Quick Reference</text:span></text:span></text:p>
      <text:p text:style-name="Text_20_body"><text:span text:style-name="Strong_20_Emphasis"/></text:p>
      <text:p text:style-name="Text_20_body"><text:span text:style-name="Strong_20_Emphasis">Elements:</text:span></text:p>
      <text:list text:style-name="L1">
        <text:list-item>
          <text:p text:style-name="P2">Building blocks of HTML documents.</text:p>
        </text:list-item>
        <text:list-item>
          <text:p text:style-name="P2">Represented by tags enclosed in angle brackets (<text:span text:style-name="Source_20_Text">&lt;</text:span> and <text:span text:style-name="Source_20_Text">&gt;</text:span>).</text:p>
        </text:list-item>
        <text:list-item>
          <text:p text:style-name="P1">Consist of opening tags, content, and closing tags.</text:p>
        </text:list-item>
      </text:list>
      <text:p text:style-name="Text_20_body"><text:span text:style-name="Strong_20_Emphasis">Basic Structure:</text:span></text:p>
      <text:list text:style-name="L2">
        <text:list-item>
          <text:p text:style-name="P4">HTML documents start with a <text:span text:style-name="Source_20_Text">&lt;!DOCTYPE html&gt;</text:span> declaration.</text:p>
        </text:list-item>
        <text:list-item>
          <text:p text:style-name="P3">The root element is <text:span text:style-name="Source_20_Text">&lt;html&gt;</text:span>, which contains <text:span text:style-name="Source_20_Text">&lt;head&gt;</text:span> and <text:span text:style-name="Source_20_Text">&lt;body&gt;</text:span> sections.</text:p>
        </text:list-item>
      </text:list>
      <text:p text:style-name="Text_20_body"><text:span text:style-name="Strong_20_Emphasis">Head Section:</text:span></text:p>
      <text:list text:style-name="L3">
        <text:list-item>
          <text:p text:style-name="P6">Contains meta-information about the document.</text:p>
        </text:list-item>
        <text:list-item>
          <text:p text:style-name="P5">Includes elements like <text:span text:style-name="Source_20_Text">&lt;title&gt;</text:span>, <text:span text:style-name="Source_20_Text">&lt;meta&gt;</text:span>, <text:span text:style-name="Source_20_Text">&lt;link&gt;</text:span>, <text:span text:style-name="Source_20_Text">&lt;style&gt;</text:span>, <text:span text:style-name="Source_20_Text">&lt;script&gt;</text:span>.</text:p>
        </text:list-item>
      </text:list>
      <text:p text:style-name="Text_20_body"><text:span text:style-name="Strong_20_Emphasis">Body Section:</text:span></text:p>
      <text:list text:style-name="L4">
        <text:list-item>
          <text:p text:style-name="P8">Contains the content of the document visible to users.</text:p>
        </text:list-item>
        <text:list-item>
          <text:p text:style-name="P7">Elements like headings (<text:span text:style-name="Source_20_Text">&lt;h1&gt;</text:span> to <text:span text:style-name="Source_20_Text">&lt;h6&gt;</text:span>), paragraphs (<text:span text:style-name="Source_20_Text">&lt;p&gt;</text:span>), lists (<text:span text:style-name="Source_20_Text">&lt;ul&gt;</text:span>, <text:span text:style-name="Source_20_Text">&lt;ol&gt;</text:span>, <text:span text:style-name="Source_20_Text">&lt;li&gt;</text:span>), images (<text:span text:style-name="Source_20_Text">&lt;img&gt;</text:span>), links (<text:span text:style-name="Source_20_Text">&lt;a&gt;</text:span>), and more.</text:p>
        </text:list-item>
      </text:list>
      <text:p text:style-name="Text_20_body"><text:span text:style-name="Strong_20_Emphasis">Attributes:</text:span></text:p>
      <text:list text:style-name="L5">
        <text:list-item>
          <text:p text:style-name="P10">Provide additional information about elements.</text:p>
        </text:list-item>
        <text:list-item>
          <text:p text:style-name="P9">Examples include <text:span text:style-name="Source_20_Text">class</text:span>, <text:span text:style-name="Source_20_Text">id</text:span>, <text:span text:style-name="Source_20_Text">href</text:span>, <text:span text:style-name="Source_20_Text">src</text:span>, <text:span text:style-name="Source_20_Text">alt</text:span>, <text:span text:style-name="Source_20_Text">style</text:span>.</text:p>
        </text:list-item>
      </text:list>
      <text:p text:style-name="Text_20_body"><text:span text:style-name="Strong_20_Emphasis">Semantic HTML:</text:span></text:p>
      <text:list text:style-name="L6">
        <text:list-item>
          <text:p text:style-name="P12">Use elements that convey meaning rather than just for styling.</text:p>
        </text:list-item>
        <text:list-item>
          <text:p text:style-name="P11">Examples include <text:span text:style-name="Source_20_Text">&lt;header&gt;</text:span>, <text:span text:style-name="Source_20_Text">&lt;nav&gt;</text:span>, <text:span text:style-name="Source_20_Text">&lt;main&gt;</text:span>, <text:span text:style-name="Source_20_Text">&lt;section&gt;</text:span>, <text:span text:style-name="Source_20_Text">&lt;article&gt;</text:span>, <text:span text:style-name="Source_20_Text">&lt;aside&gt;</text:span>, <text:span text:style-name="Source_20_Text">&lt;footer&gt;</text:span>.</text:p>
        </text:list-item>
      </text:list>
      <text:p text:style-name="Text_20_body"><text:span text:style-name="Strong_20_Emphasis">Forms:</text:span></text:p>
      <text:list text:style-name="L7">
        <text:list-item>
          <text:p text:style-name="P14">Used for collecting user input.</text:p>
        </text:list-item>
        <text:list-item>
          <text:p text:style-name="P14">Elements include 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, <text:span text:style-name="Source_20_Text">&lt;button&gt;</text:span>.</text:p>
        </text:list-item>
        <text:list-item>
          <text:p text:style-name="P13">Attributes like <text:span text:style-name="Source_20_Text">action</text:span>, <text:span text:style-name="Source_20_Text">method</text:span>, and <text:span text:style-name="Source_20_Text">name</text:span> control form behavior.</text:p>
        </text:list-item>
      </text:list>
      <text:p text:style-name="Text_20_body"><text:span text:style-name="Strong_20_Emphasis">Tables:</text:span></text:p>
      <text:list text:style-name="L8">
        <text:list-item>
          <text:p text:style-name="P16">Used for organizing data into rows and columns.</text:p>
        </text:list-item>
        <text:list-item>
          <text:p text:style-name="P16">Elements include <text:span text:style-name="Source_20_Text">&lt;table&gt;</text:span>, <text:span text:style-name="Source_20_Text">&lt;tr&gt;</text:span> (table row), <text:span text:style-name="Source_20_Text">&lt;td&gt;</text:span> (table data), <text:span text:style-name="Source_20_Text">&lt;th&gt;</text:span> (table header).</text:p>
        </text:list-item>
        <text:list-item>
          <text:p text:style-name="P15">Attributes like <text:span text:style-name="Source_20_Text">colspan</text:span> and <text:span text:style-name="Source_20_Text">rowspan</text:span> for spanning multiple cells.</text:p>
        </text:list-item>
      </text:list>
      <text:p text:style-name="Text_20_body"><text:span text:style-name="Strong_20_Emphasis">Links and Anchors:</text:span></text:p>
      <text:list text:style-name="L9">
        <text:list-item>
          <text:p text:style-name="P18"><text:span text:style-name="Source_20_Text">&lt;a&gt;</text:span> element used for creating hyperlinks.</text:p>
        </text:list-item>
        <text:list-item>
          <text:p text:style-name="P18"><text:soft-page-break/><text:span text:style-name="Source_20_Text">href</text:span> attribute specifies the URL to link to.</text:p>
        </text:list-item>
        <text:list-item>
          <text:p text:style-name="P17"><text:span text:style-name="Source_20_Text">target</text:span> attribute determines where the linked document will open (<text:span text:style-name="Source_20_Text">_self</text:span>, <text:span text:style-name="Source_20_Text">_blank</text:span>, etc.).</text:p>
        </text:list-item>
      </text:list>
      <text:p text:style-name="Text_20_body"><text:span text:style-name="Strong_20_Emphasis">Images:</text:span></text:p>
      <text:list text:style-name="L10">
        <text:list-item>
          <text:p text:style-name="P20"><text:span text:style-name="Source_20_Text">&lt;img&gt;</text:span> element used for embedding images.</text:p>
        </text:list-item>
        <text:list-item>
          <text:p text:style-name="P20"><text:span text:style-name="Source_20_Text">src</text:span> attribute specifies the image URL.</text:p>
        </text:list-item>
        <text:list-item>
          <text:p text:style-name="P19"><text:span text:style-name="Source_20_Text">alt</text:span> attribute provides alternative text for screen readers and if the image fails to load.</text:p>
        </text:list-item>
      </text:list>
      <text:p text:style-name="Text_20_body"><text:span text:style-name="Strong_20_Emphasis">Lists:</text:span></text:p>
      <text:list text:style-name="L11">
        <text:list-item>
          <text:p text:style-name="P22"><text:span text:style-name="Source_20_Text">&lt;ul&gt;</text:span> for unordered lists, <text:span text:style-name="Source_20_Text">&lt;ol&gt;</text:span> for ordered lists.</text:p>
        </text:list-item>
        <text:list-item>
          <text:p text:style-name="P22"><text:span text:style-name="Source_20_Text">&lt;li&gt;</text:span> for list items.</text:p>
        </text:list-item>
        <text:list-item>
          <text:p text:style-name="P21">Nested lists are supported.</text:p>
        </text:list-item>
      </text:list>
      <text:p text:style-name="Text_20_body"><text:span text:style-name="Strong_20_Emphasis">Comments:</text:span></text:p>
      <text:list text:style-name="L12">
        <text:list-item>
          <text:p text:style-name="P24">HTML comments are written within <text:span text:style-name="Source_20_Text">&lt;!--</text:span> and <text:span text:style-name="Source_20_Text">--&gt;</text:span>.</text:p>
        </text:list-item>
        <text:list-item>
          <text:p text:style-name="P23">Comments are not displayed in the browser but can be useful for documenting code.</text:p>
        </text:list-item>
      </text:list>
      <text:p text:style-name="Text_20_body"><text:span text:style-name="Strong_20_Emphasis">Metadata:</text:span></text:p>
      <text:list text:style-name="L13">
        <text:list-item>
          <text:p text:style-name="P26"><text:span text:style-name="Source_20_Text">&lt;meta&gt;</text:span> tags provide metadata about the HTML document.</text:p>
        </text:list-item>
        <text:list-item>
          <text:p text:style-name="P25">Common attributes include <text:span text:style-name="Source_20_Text">charset</text:span>, <text:span text:style-name="Source_20_Text">name</text:span>, <text:span text:style-name="Source_20_Text">content</text:span>.</text:p>
        </text:list-item>
      </text:list>
      <text:p text:style-name="Text_20_body"><text:span text:style-name="Strong_20_Emphasis">Embedding Content:</text:span></text:p>
      <text:list text:style-name="L14">
        <text:list-item>
          <text:p text:style-name="P28"><text:span text:style-name="Source_20_Text">&lt;iframe&gt;</text:span> for embedding external content like maps or videos.</text:p>
        </text:list-item>
        <text:list-item>
          <text:p text:style-name="P27"><text:span text:style-name="Source_20_Text">&lt;audio&gt;</text:span> and <text:span text:style-name="Source_20_Text">&lt;video&gt;</text:span> for embedding audio and video cont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7:00.364683665</meta:creation-date>
    <dc:date>2024-04-07T12:12:20.581750559</dc:date>
    <meta:editing-duration>PT4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49" meta:word-count="346" meta:character-count="2139" meta:non-whitespace-character-count="1877"/>
  </office:meta>
</office:document-meta>
</file>